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automatic-styles>
    <style:style style:name="P1" style:family="paragraph">
      <style:paragraph-properties xmlns:fo="urn:oasis:names:tc:opendocument:xmlns:xsl-fo-compatible:1.0" fo:text-align="center"/>
    </style:style>
    <style:style style:name="P2" style:family="paragraph">
      <style:text-properties xmlns:fo="urn:oasis:names:tc:opendocument:xmlns:xsl-fo-compatible:1.0" fo:font-weight="bold"/>
    </style:style>
  </office:automatic-styles>
  <office:body>
    <office:text>
      <text:p text:style-name="P1"><text:span text:style-name="P2">${empresa}</text:span></text:p>
      <text:p text:style-name="P1">Carta de Bienvenida</text:p>
      <text:p/>
      <text:p/>
      <text:p>Estimado/a ${nombre},</text:p>
      <text:p/>
      <text:p>Es un placer darte la bienvenida a ${empresa}. Nos complace informarte que a partir del ${fecha_inicio} formarás parte de nuestro equipo como ${puesto} en el departamento de ${departamento}.</text:p>
      <text:p/>
      <text:p>Tu responsable directo será ${responsable}, quien te ayudará durante tu proceso de incorporación y responderá cualquier pregunta que puedas tener.</text:p>
      <text:p/>
      <text:p>Estamos seguros de que tu incorporación será muy valiosa para nuestro equipo y esperamos que esta nueva etapa profesional sea enriquecedora tanto para ti como para la empresa.</text:p>
      <text:p/>
      <text:p>¡Bienvenido/a al equipo!</text:p>
      <text:p/>
      <text:p/>
      <text:p>Atentamente,</text:p>
      <text:p>${firm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</office:document-styles>
</file>